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4504" officeooo:paragraph-rsid="000d450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4504" officeooo:paragraph-rsid="000d450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AGREGAR JWT EN PROYECTO SPRING BOOT Y ANGULA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13T06:55:08.978248959</dc:date>
    <meta:editing-duration>PT1M33S</meta:editing-duration>
    <meta:editing-cycles>1</meta:editing-cycles>
    <meta:document-statistic meta:table-count="0" meta:image-count="0" meta:object-count="0" meta:page-count="1" meta:paragraph-count="1" meta:word-count="9" meta:character-count="54" meta:non-whitespace-character-count="46"/>
    <meta:generator>LibreOffice/6.0.6.2$Linux_X86_64 LibreOffice_project/00m0$Build-2</meta:generator>
  </office:meta>
</office:document-meta>
</file>